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236" officeooo:paragraph-rsid="0009b236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dvance topics in a function</text:p>
      <text:p text:style-name="Preformatted_20_Text"/>
      <text:p text:style-name="P2">1) Write a function add to add two numbers and call the function in another file.</text:p>
      <text:p text:style-name="Standard"/>
      <text:p text:style-name="Standard">god@god:~/Desktop$ gedit assignment5_1.sh &amp;</text:p>
      <text:p text:style-name="Standard">[1] 3076</text:p>
      <text:p text:style-name="Standard">god@god:~/Desktop$ gedit assignment5_1dem.sh &amp;</text:p>
      <text:p text:style-name="Standard">[2] 3095</text:p>
      <text:p text:style-name="Standard">god@god:~/Desktop$ chmod +x assignment5_1.sh</text:p>
      <text:p text:style-name="Standard">[2]+ <text:s/>Done <text:s text:c="19"/>gedit assignment5_1dem.sh</text:p>
      <text:p text:style-name="Standard">god@god:~/Desktop$ ./assignment5_1.sh</text:p>
      <text:p text:style-name="Standard"><text:s/>Enter two values :</text:p>
      <text:p text:style-name="Standard">3</text:p>
      <text:p text:style-name="Standard">4</text:p>
      <text:p text:style-name="Standard"><text:s/>The sum of two numbers 3 and 4 is 7 </text:p>
      <text:p text:style-name="Standard"/>
      <text:p text:style-name="Standard"/>
      <text:p text:style-name="P1">CONTENT IN THE FILE “assignment5_1.sh”</text:p>
      <text:p text:style-name="P1"/>
      <text:p text:style-name="P1">#!/usr/bin/env bash</text:p>
      <text:p text:style-name="P1"/>
      <text:p text:style-name="P1">source assignment5_1dem.sh</text:p>
      <text:p text:style-name="P1">echo <text:s/>" Enter two values :"</text:p>
      <text:p text:style-name="P1">read a</text:p>
      <text:p text:style-name="P1">read b</text:p>
      <text:p text:style-name="P1">add $a $b <text:s/></text:p>
      <text:p text:style-name="P1"/>
      <text:p text:style-name="P1"/>
      <text:p text:style-name="P1">CONTENT IN THE FILE “ assignment5_1dem.sh”</text:p>
      <text:p text:style-name="P1">#!/usr/bin/env bash</text:p>
      <text:p text:style-name="P1"/>
      <text:p text:style-name="P1">add()</text:p>
      <text:p text:style-name="P1">{</text:p>
      <text:p text:style-name="P1">a=$1</text:p>
      <text:p text:style-name="P1">b=$2</text:p>
      <text:p text:style-name="P1">c=$[$a+$b]</text:p>
      <text:p text:style-name="P1">echo " The sum of two numbers $a and $b is $c "</text:p>
      <text:p text:style-name="P1">}</text:p>
      <text:p text:style-name="P1"><text:s text:c="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4T20:44:36.540583225</meta:creation-date>
    <dc:date>2023-10-05T20:10:43.818650731</dc:date>
    <meta:editing-duration>PT2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08" meta:character-count="676" meta:non-whitespace-character-count="569"/>
  </office:meta>
</office:document-meta>
</file>